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04cm" svg:y="0.762cm">
          <draw:text-box>
            <text:p text:style-name="P1"><text:span text:style-name="T1">HYMN #433</text:span></text:p>
            <text:p text:style-name="P1"><text:span text:style-name="T2">“</text:span><text:span text:style-name="T2">Glory Be to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504cm" svg:y="0.762cm">
          <draw:text-box>
            <text:p text:style-name="P1"><text:span text:style-name="T3">1.</text:span><text:span text:style-name="T4"> Glory be to Jesus,</text:span><text:span text:style-name="T4"><text:line-break/></text:span><text:span text:style-name="T4">Who in bitter pains</text:span><text:span text:style-name="T4"><text:line-break/></text:span><text:span text:style-name="T4">Poured for me the lifeblood</text:span><text:span text:style-name="T4"><text:line-break/></text:span><text:span text:style-name="T4">From His sacred vei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5.4cm" svg:height="7.011cm" svg:x="1.504cm" svg:y="0.863cm">
          <draw:text-box>
            <text:p text:style-name="P1"><text:span text:style-name="T3">2.</text:span><text:span text:style-name="T4"> Grace and life eternal</text:span><text:span text:style-name="T4"><text:line-break/></text:span><text:span text:style-name="T4">In that blood I find;</text:span></text:p>
            <text:p text:style-name="P1"><text:span text:style-name="T4">Blest be His compassion,</text:span><text:span text:style-name="T4"><text:line-break/></text:span><text:span text:style-name="T4">Infinitely ki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4cm" svg:height="7.011cm" svg:x="1.504cm" svg:y="0.762cm">
          <draw:text-box>
            <text:p text:style-name="P1"><text:span text:style-name="T3">3.</text:span><text:span text:style-name="T4"> Blest through endless ages</text:span><text:span text:style-name="T4"><text:line-break/></text:span><text:span text:style-name="T4">Be the precious stream</text:span><text:span text:style-name="T4"><text:line-break/></text:span><text:span text:style-name="T4">Which from endless torment</text:span><text:span text:style-name="T4"><text:line-break/></text:span><text:span text:style-name="T4">Did the world redee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5.4cm" svg:height="7.011cm" svg:x="1.504cm" svg:y="0.762cm">
          <draw:text-box>
            <text:p text:style-name="P1"><text:span text:style-name="T3">4.</text:span><text:span text:style-name="T4"> Abel’s blood for vengeance</text:span></text:p>
            <text:p text:style-name="P5"><text:span text:style-name="T4">Pleaded to the skies;</text:span></text:p>
            <text:p text:style-name="P5"><text:span text:style-name="T4">But the blood of Jesus</text:span></text:p>
            <text:p text:style-name="P5"><text:span text:style-name="T4">For our pardon cr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4cm" svg:height="7.011cm" svg:x="1.414cm" svg:y="0.844cm">
          <draw:text-box>
            <text:p text:style-name="P1"><text:span text:style-name="T3">5.</text:span><text:span text:style-name="T4"> Oft as earth exulting</text:span><text:span text:style-name="T4"><text:line-break/></text:span><text:span text:style-name="T4">Wafts its praise on high,</text:span><text:span text:style-name="T4"><text:line-break/></text:span><text:span text:style-name="T4">Angel hosts rejoicing</text:span></text:p>
            <text:p text:style-name="P1"><text:span text:style-name="T4">Make their glad 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7" draw:layer="layout" svg:width="25.4cm" svg:height="13.613cm" svg:x="1.504cm" svg:y="0.508cm">
          <draw:text-box>
            <text:p text:style-name="P1"><text:span text:style-name="T4">6. Lift we, then, our voices,</text:span><text:span text:style-name="T4"><text:line-break/></text:span><text:span text:style-name="T4">Swell the mighty flood;</text:span></text:p>
            <text:p text:style-name="P1"><text:span text:style-name="T4">Louder still and louder</text:span><text:span text:style-name="T4"><text:line-break/></text:span><text:span text:style-name="T4">Praise the precious blood!</text:span></text:p>
            <text:p text:style-name="P6"><text:span text:style-name="T5"><text:line-break/></text:span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7"><text:s text:c="12"/></text:span><text:span text:style-name="T7">Public domain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3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0:10:49.488000000</meta:creation-date>
    <dc:title>Hymn template</dc:title>
    <meta:editing-duration>PT18M54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7T18:47:33.808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3-20T20:10:49.207000000"/>
  </office:meta>
</office:document-meta>
</file>